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4" style:family="paragraph" style:parent-style-name="Preformatted_20_Text">
      <style:paragraph-properties fo:padding="0cm" fo:border="none"/>
      <style:text-properties loext:padding="0cm" loext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ake-the-string-great/" text:style-name="Internet_20_link" text:visited-style-name="Visited_20_Internet_20_Link"><text:span text:style-name="T1">1544. Make The String Great</text:span></text:a></text:p>
      <text:p text:style-name="P5">Easy</text:p>
      <text:p text:style-name="P5"/>
      <text:p text:style-name="P6"><text:span text:style-name="T1">Given a string </text:span><text:span text:style-name="Source_20_Text"><text:span text:style-name="T2">s</text:span></text:span><text:span text:style-name="T1"> of lower and upper case English letters.</text:span></text:p>
      <text:p text:style-name="P6"><text:span text:style-name="T1">A good string is a string which doesn't have </text:span><text:span text:style-name="Strong_20_Emphasis"><text:span text:style-name="T1">two adjacent characters</text:span></text:span><text:span text:style-name="T1"> </text:span><text:span text:style-name="Source_20_Text"><text:span text:style-name="T2">s[i]</text:span></text:span><text:span text:style-name="T1"> and </text:span><text:span text:style-name="Source_20_Text"><text:span text:style-name="T2">s[i + 1]</text:span></text:span><text:span text:style-name="T1"> where:</text:span></text:p>
      <text:list xml:id="list2616411246" text:style-name="L1">
        <text:list-item>
          <text:p text:style-name="P7"><text:span text:style-name="Source_20_Text"><text:span text:style-name="T2">0 &lt;= i &lt;= s.length - 2</text:span></text:span></text:p>
        </text:list-item>
        <text:list-item>
          <text:p text:style-name="P8"><text:span text:style-name="Source_20_Text"><text:span text:style-name="T2">s[i]</text:span></text:span><text:span text:style-name="T1"> is a lower-case letter and </text:span><text:span text:style-name="Source_20_Text"><text:span text:style-name="T2">s[i + 1]</text:span></text:span><text:span text:style-name="T1"> is the same letter but in upper-case or </text:span><text:span text:style-name="Strong_20_Emphasis"><text:span text:style-name="T1">vice-versa</text:span></text:span><text:span text:style-name="T1">.</text:span></text:p>
        </text:list-item>
      </text:list>
      <text:p text:style-name="P6"><text:span text:style-name="T1">To make the string good, you can choose </text:span><text:span text:style-name="Strong_20_Emphasis"><text:span text:style-name="T1">two adjacent</text:span></text:span><text:span text:style-name="T1"> characters that make the string bad and remove them. You can keep doing this until the string becomes good.</text:span></text:p>
      <text:p text:style-name="P6"><text:span text:style-name="T1">Return </text:span><text:span text:style-name="Emphasis"><text:span text:style-name="T1">the string</text:span></text:span><text:span text:style-name="T1"> after making it good. The answer is guaranteed to be unique under the given constraints.</text:span></text:p>
      <text:p text:style-name="P6"><text:span text:style-name="Strong_20_Emphasis"><text:span text:style-name="T1">Notice</text:span></text:span><text:span text:style-name="T1"> that an empty string is also good.</text:span></text:p>
      <text:p text:style-name="P9"> </text:p>
      <text:p text:style-name="P6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leEeetcode"</text:span></text:p>
      <text:p text:style-name="P2"><text:span text:style-name="Strong_20_Emphasis"><text:span text:style-name="T1">Output:</text:span></text:span><text:span text:style-name="T1"> "leetcode"</text:span></text:p>
      <text:p text:style-name="P1"><text:span text:style-name="Strong_20_Emphasis"><text:span text:style-name="T1">Explanation:</text:span></text:span><text:span text:style-name="T1"> In the first step, either you choose i = 1 or i = 2, both will result "leEeetcode" to be reduced to "leetcode".</text:span></text:p>
      <text:p text:style-name="P6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abBAcC"</text:span></text:p>
      <text:p text:style-name="P2"><text:span text:style-name="Strong_20_Emphasis"><text:span text:style-name="T1">Output:</text:span></text:span><text:span text:style-name="T1"> ""</text:span></text:p>
      <text:p text:style-name="P2"><text:span text:style-name="Strong_20_Emphasis"><text:span text:style-name="T1">Explanation:</text:span></text:span><text:span text:style-name="T1"> We have many possible scenarios, and all lead to the same answer. For example:</text:span></text:p>
      <text:p text:style-name="P4">"abBAcC" --&gt; "aAcC" --&gt; "cC" --&gt; ""</text:p>
      <text:p text:style-name="P3">"abBAcC" --&gt; "abBA" --&gt; "aA" --&gt; ""</text:p>
      <text:p text:style-name="P6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s"</text:span></text:p>
      <text:p text:style-name="P1"><text:span text:style-name="Strong_20_Emphasis"><text:span text:style-name="T1">Output:</text:span></text:span><text:span text:style-name="T1"> "s"</text:span></text:p>
      <text:p text:style-name="P9"> </text:p>
      <text:p text:style-name="P6"><text:span text:style-name="Strong_20_Emphasis"><text:span text:style-name="T1">Constraints:</text:span></text:span></text:p>
      <text:list xml:id="list2300418494" text:style-name="L2">
        <text:list-item>
          <text:p text:style-name="P10"><text:span text:style-name="Source_20_Text"><text:span text:style-name="T2">1 &lt;= s.length &lt;= 100</text:span></text:span></text:p>
        </text:list-item>
        <text:list-item>
          <text:p text:style-name="P11"><text:span text:style-name="Source_20_Text"><text:span text:style-name="T2">s</text:span></text:span><text:span text:style-name="T1"> contains only lower and upper case English letters.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5T13:42:10.644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7" meta:word-count="217" meta:character-count="1103" meta:non-whitespace-character-count="919"/>
  </office:meta>
</office:document-meta>
</file>